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768F9D287.png" manifest:media-type="image/png"/>
  <manifest:file-entry manifest:full-path="Pictures/10000000000004380000028CCA054DD4.png" manifest:media-type="image/png"/>
  <manifest:file-entry manifest:full-path="Pictures/1000000000000277000000EC1BB7D320.png" manifest:media-type="image/png"/>
  <manifest:file-entry manifest:full-path="Pictures/1000000000000500000002D00378669B.png" manifest:media-type="image/png"/>
  <manifest:file-entry manifest:full-path="Pictures/1000000000000500000002D0D5DBBB8A.png" manifest:media-type="image/png"/>
  <manifest:file-entry manifest:full-path="Pictures/1000000000000500000002D07A3FC0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7d6" officeooo:paragraph-rsid="000e27d6"/>
    </style:style>
    <style:style style:name="P2" style:family="paragraph" style:parent-style-name="Standard">
      <style:paragraph-properties fo:break-before="page"/>
      <style:text-properties officeooo:rsid="000e27d6" officeooo:paragraph-rsid="000e2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1.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in, 5.3402in, 3in, 2.6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in, 3.5598in, 3.5in, 1.77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.5in, 4.45in, 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.</text:p>
      <text:p text:style-name="P1"><draw:frame draw:style-name="fr5" draw:name="Image3" text:anchor-type="char" svg:width="5.0701in" svg:height="2.85in" draw:z-index="3"><draw:image xlink:href="Pictures/1000000000000500000002D07A3FC087.png" xlink:type="simple" xlink:show="embed" xlink:actuate="onLoad" draw:mime-type="image/png"/></draw:frame><draw:frame draw:style-name="fr4" draw:name="Image4" text:anchor-type="char" svg:x="0.8118in" svg:y="2.8492in" svg:width="5.1484in" svg:height="1.861in" draw:z-index="4"><draw:image xlink:href="Pictures/1000000000000500000002D0D5DBBB8A.png" xlink:type="simple" xlink:show="embed" xlink:actuate="onLoad" draw:mime-type="image/png"/></draw:frame><draw:frame draw:style-name="fr3" draw:name="Image5" text:anchor-type="char" svg:x="1.522in" svg:y="4.7098in" svg:width="3.7098in" svg:height="1.3299in" draw:z-index="5"><draw:image xlink:href="Pictures/1000000000000500000002D00378669B.png" xlink:type="simple" xlink:show="embed" xlink:actuate="onLoad" draw:mime-type="image/png"/></draw:frame></text:p>
      <text:p text:style-name="P2">Задание 2.</text:p>
      <text:p text:style-name="P1"/>
      <text:p text:style-name="Standard"><draw:frame draw:style-name="fr2" draw:name="Image1" text:anchor-type="char" svg:x="0in" svg:y="2.8681in" svg:width="6.6929in" svg:height="2.5028in" draw:z-index="1"><draw:image xlink:href="Pictures/1000000000000277000000EC1BB7D320.png" xlink:type="simple" xlink:show="embed" xlink:actuate="onLoad" draw:mime-type="image/png"/></draw:frame><draw:frame draw:style-name="fr2" draw:name="Image2" text:anchor-type="char" svg:x="0.1925in" svg:y="5.3701in" svg:width="5.9472in" svg:height="3.5902in" draw:z-index="2"><draw:image xlink:href="Pictures/10000000000004380000028CCA054DD4.png" xlink:type="simple" xlink:show="embed" xlink:actuate="onLoad" draw:mime-type="image/png"/></draw:frame><draw:frame draw:style-name="fr1" draw:name="Image7" text:anchor-type="char" svg:x="0in" svg:y="0.0055in" svg:width="6.1902in" svg:height="2.5457in" draw:z-index="0"><draw:image xlink:href="Pictures/1000000000000500000001E768F9D2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0:09:48.364586736</meta:creation-date>
    <meta:generator>LibreOffice/24.2.7.2$Linux_X86_64 LibreOffice_project/420$Build-2</meta:generator>
    <dc:date>2025-05-02T11:24:54.693202593</dc:date>
    <meta:editing-duration>PT1H47M27S</meta:editing-duration>
    <meta:editing-cycles>4</meta:editing-cycles>
    <meta:document-statistic meta:table-count="0" meta:image-count="6" meta:object-count="0" meta:page-count="2" meta:paragraph-count="2" meta:word-count="4" meta:character-count="20" meta:non-whitespace-character-count="18"/>
  </office:meta>
</office:document-meta>
</file>